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</style:style>
    <style:style style:name="P2" style:family="paragraph" style:parent-style-name="Heading_20_2">
      <style:paragraph-properties fo:line-height="150%"/>
    </style:style>
    <style:style style:name="P3" style:family="paragraph" style:parent-style-name="Text_20_body">
      <style:paragraph-properties fo:line-height="150%" fo:text-align="start" style:justify-single-word="false"/>
      <style:text-properties style:font-name="Arial" fo:font-size="13pt" officeooo:rsid="001f9d05" officeooo:paragraph-rsid="001f9d05" style:font-size-asian="13pt" style:font-size-complex="13pt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Arial" fo:font-size="13pt" officeooo:rsid="001f9d05" officeooo:paragraph-rsid="0023a3cb" style:font-size-asian="13pt" style:font-size-complex="13pt"/>
    </style:style>
    <style:style style:name="P5" style:family="paragraph" style:parent-style-name="Text_20_body">
      <style:paragraph-properties fo:line-height="150%"/>
      <style:text-properties style:font-name="Arial" fo:font-size="13pt" officeooo:rsid="002128ca" officeooo:paragraph-rsid="002128ca" style:font-size-asian="13pt" style:font-size-complex="13pt"/>
    </style:style>
    <style:style style:name="P6" style:family="paragraph" style:parent-style-name="Text_20_body">
      <style:paragraph-properties fo:line-height="150%"/>
      <style:text-properties style:font-name="Arial" fo:font-size="13pt" officeooo:rsid="002128ca" officeooo:paragraph-rsid="0025451f" style:font-size-asian="13pt" style:font-size-complex="13pt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Arial" fo:font-size="13pt" officeooo:rsid="0022fc8e" officeooo:paragraph-rsid="0023a3cb" style:font-size-asian="13pt" style:font-size-complex="13pt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Arial" fo:font-size="13pt" officeooo:rsid="0023a3cb" officeooo:paragraph-rsid="0023a3cb" style:font-size-asian="13pt" style:font-size-complex="13pt"/>
    </style:style>
    <style:style style:name="P9" style:family="paragraph" style:parent-style-name="Text_20_body">
      <style:text-properties officeooo:rsid="0025451f" officeooo:paragraph-rsid="0025451f"/>
    </style:style>
    <style:style style:name="T1" style:family="text">
      <style:text-properties officeooo:rsid="001f9d05"/>
    </style:style>
    <style:style style:name="T2" style:family="text">
      <style:text-properties officeooo:rsid="0021b87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3a3cb"/>
    </style:style>
    <style:style style:name="T5" style:family="text">
      <style:text-properties officeooo:rsid="002545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iltros object</text:p>
      <text:h text:style-name="P1" text:outline-level="1">Object-fit</text:h>
      <text:p text:style-name="P3">A propriedade object-fit especifica como um objeto (imagem, video, iframe, embed) dever ser redimensionado para se ajustar ao seu container, ou seja, configura como a imagem / elemento vai preencher o container, para essa propriedade funcionar, uma altura e largura devem ser declarada</text:p>
      <text:p text:style-name="P3">Essa propriedade foi criada com a mesma finalidade do background-size, porem para imagens / elementos diretamente inseridos no html</text:p>
      <text:p text:style-name="P3">Object-fit: <text:s/>;</text:p>
      <text:p text:style-name="P3">_______________</text:p>
      <text:h text:style-name="P2" text:outline-level="2">Valores:</text:h>
      <text:p text:style-name="P5"><text:span text:style-name="T3">None:</text:span> mantem as dimensões originais da imagem</text:p>
      <text:p text:style-name="P5"><text:span text:style-name="T3">Fill:</text:span> valor padrão do object-fit, fica com as mesmas dimensões do container, ou seja, preenche o container todo, é redimensionado para o tamanho do container</text:p>
      <text:p text:style-name="P5"><text:span text:style-name="T3">Contain:</text:span> o conteudo é redimensionado para manter sua proporção enquanto se encaixa no container, ou seja ,a dimensão do conteudo sera mantido para que o conteudo inteiro caiba dentro do container</text:p>
      <text:p text:style-name="P5"><text:span text:style-name="T3">cover: </text:span>o conteudo é dimensionado para manter sua proporção e preencher todo o container, ou seja, é redimensionado para que não deixe nenhum espaço vazio no container ao mesmo tempo que mantem sua proporção</text:p>
      <text:p text:style-name="P5"><text:span text:style-name="T3">scale-down:</text:span> <text:span text:style-name="T2">se o conteudo for menor que o container o conteudo permanece do mesmo tamanho igual ao valor none, se o conteudo for maior que o container, o conteudo é redimensionado para caber nele, igual ao valor contain, ou seja, esse valor se comporta igual ao valor none ou contain dependendo da situação</text:span></text:p>
      <text:p text:style-name="P5">__________________________________________________________________</text:p>
      <text:p text:style-name="P5"/>
      <text:h text:style-name="P1" text:outline-level="1"><text:soft-page-break/>Object-position</text:h>
      <text:p text:style-name="P7">Tem a função de definir a posição <text:span text:style-name="T4">da imagem / elemento em relação ao seu container, usando as direções x / y, essa propriedade foi criada com a mesma finalidade do background-position </text:span><text:span text:style-name="T1">porem para imagens / elementos diretamente inseridos no html. </text:span><text:span text:style-name="T5">G</text:span><text:span text:style-name="T4">eralmente é usado junto do object-fit</text:span></text:p>
      <text:p text:style-name="P8"><text:span text:style-name="T1">o</text:span>bject-position: ;</text:p>
      <text:p text:style-name="P4">_______________</text:p>
      <text:h text:style-name="Heading_20_2" text:outline-level="2">Valores:</text:h>
      <text:p text:style-name="P9">Object-position: horizontal | vertical; - O primeiro valor vai ser no sentido horizontal e o segundo no sentido vertical</text:p>
      <text:p text:style-name="P9">object-position: posição; - Pode receber apenas um valor indicando a posição</text:p>
      <text:p text:style-name="P9">___</text:p>
      <text:h text:style-name="Heading_20_4" text:outline-level="4">Vertical:</text:h>
      <text:p text:style-name="P9">Top: Pra cima</text:p>
      <text:p text:style-name="P9">bottom: Pra baixo</text:p>
      <text:h text:style-name="Heading_20_4" text:outline-level="4">Horizontal:</text:h>
      <text:p text:style-name="P9">Right: Pra direita</text:p>
      <text:p text:style-name="P9">left: Pra esquerda</text:p>
      <text:p text:style-name="P9">___</text:p>
      <text:p text:style-name="P9">Pode receber unidades de medida (%, rem, em, px etc.) e numeros tambem</text:p>
      <text:p text:style-name="P6">__________________________________________________________________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1ea96c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3T15:10:53.147274948</meta:creation-date>
    <dc:date>2022-07-23T17:41:19.975759676</dc:date>
    <meta:editing-duration>PT8M12S</meta:editing-duration>
    <meta:editing-cycles>2</meta:editing-cycles>
    <meta:generator>LibreOffice/7.3.4.2$Linux_X86_64 LibreOffice_project/30$Build-2</meta:generator>
    <meta:document-statistic meta:table-count="0" meta:image-count="0" meta:object-count="0" meta:page-count="2" meta:paragraph-count="30" meta:word-count="332" meta:character-count="2216" meta:non-whitespace-character-count="1913"/>
  </office:meta>
</office:document-meta>
</file>